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49e0" officeooo:paragraph-rsid="0003b8bb"/>
    </style:style>
    <style:style style:name="P2" style:family="paragraph" style:parent-style-name="Standard">
      <style:text-properties officeooo:rsid="000549e0" officeooo:paragraph-rsid="000549e0"/>
    </style:style>
    <style:style style:name="P3" style:family="paragraph" style:parent-style-name="Standard">
      <style:text-properties officeooo:rsid="00075045" officeooo:paragraph-rsid="00075045"/>
    </style:style>
    <style:style style:name="P4" style:family="paragraph" style:parent-style-name="Standard">
      <style:text-properties officeooo:rsid="00077e65" officeooo:paragraph-rsid="00077e65"/>
    </style:style>
    <style:style style:name="P5" style:family="paragraph" style:parent-style-name="Standard">
      <style:text-properties fo:font-weight="bold" officeooo:rsid="000803ec" officeooo:paragraph-rsid="000803ec" style:font-weight-asian="bold" style:font-weight-complex="bold"/>
    </style:style>
    <style:style style:name="P6" style:family="paragraph" style:parent-style-name="Standard">
      <style:text-properties fo:font-weight="bold" officeooo:rsid="00098621" officeooo:paragraph-rsid="00098621" style:font-weight-asian="bold" style:font-weight-complex="bold"/>
    </style:style>
    <style:style style:name="P7" style:family="paragraph" style:parent-style-name="Standard">
      <style:text-properties fo:font-weight="bold" officeooo:rsid="000db3ee" officeooo:paragraph-rsid="000db3ee" style:font-weight-asian="bold" style:font-weight-complex="bold"/>
    </style:style>
    <style:style style:name="P8" style:family="paragraph" style:parent-style-name="Standard">
      <style:text-properties fo:font-weight="bold" officeooo:rsid="000549e0" officeooo:paragraph-rsid="000549e0" style:font-weight-asian="bold" style:font-weight-complex="bold"/>
    </style:style>
    <style:style style:name="P9" style:family="paragraph" style:parent-style-name="Standard">
      <style:text-properties fo:font-weight="bold" officeooo:rsid="00075045" officeooo:paragraph-rsid="00075045" style:font-weight-asian="bold" style:font-weight-complex="bold"/>
    </style:style>
    <style:style style:name="P10" style:family="paragraph" style:parent-style-name="Standard">
      <style:text-properties fo:font-weight="bold" officeooo:rsid="000e34f1" officeooo:paragraph-rsid="000e34f1" style:font-weight-asian="bold" style:font-weight-complex="bold"/>
    </style:style>
    <style:style style:name="P11" style:family="paragraph" style:parent-style-name="Standard">
      <style:text-properties fo:font-weight="bold" officeooo:rsid="000e34f1" officeooo:paragraph-rsid="000f7b7c" style:font-weight-asian="bold" style:font-weight-complex="bold"/>
    </style:style>
    <style:style style:name="P12" style:family="paragraph" style:parent-style-name="Standard">
      <style:text-properties fo:font-weight="bold" officeooo:rsid="00119d3d" officeooo:paragraph-rsid="00119d3d" style:font-weight-asian="bold" style:font-weight-complex="bold"/>
    </style:style>
    <style:style style:name="P13" style:family="paragraph" style:parent-style-name="Standard">
      <style:text-properties fo:font-weight="bold" officeooo:rsid="00128391" officeooo:paragraph-rsid="00128391" style:font-weight-asian="bold" style:font-weight-complex="bold"/>
    </style:style>
    <style:style style:name="P14" style:family="paragraph" style:parent-style-name="Standard">
      <style:text-properties fo:font-weight="bold" officeooo:rsid="00184434" officeooo:paragraph-rsid="00184434" style:font-weight-asian="bold" style:font-weight-complex="bold"/>
    </style:style>
    <style:style style:name="P15" style:family="paragraph" style:parent-style-name="Standard">
      <style:text-properties fo:font-weight="bold" officeooo:rsid="0018de21" officeooo:paragraph-rsid="0018de21" style:font-weight-asian="bold" style:font-weight-complex="bold"/>
    </style:style>
    <style:style style:name="P16" style:family="paragraph" style:parent-style-name="Standard">
      <style:text-properties fo:font-weight="bold" officeooo:rsid="001a08e8" officeooo:paragraph-rsid="001a08e8" style:font-weight-asian="bold" style:font-weight-complex="bold"/>
    </style:style>
    <style:style style:name="P17" style:family="paragraph" style:parent-style-name="Standard">
      <style:text-properties fo:font-weight="bold" officeooo:rsid="001aa345" officeooo:paragraph-rsid="001aa345" style:font-weight-asian="bold" style:font-weight-complex="bold"/>
    </style:style>
    <style:style style:name="P18" style:family="paragraph" style:parent-style-name="Standard">
      <style:text-properties fo:font-weight="bold" officeooo:rsid="001d63bb" officeooo:paragraph-rsid="001d63bb" style:font-weight-asian="bold" style:font-weight-complex="bold"/>
    </style:style>
    <style:style style:name="P19" style:family="paragraph" style:parent-style-name="Standard">
      <style:text-properties fo:font-weight="bold" officeooo:rsid="001d866b" officeooo:paragraph-rsid="001d866b" style:font-weight-asian="bold" style:font-weight-complex="bold"/>
    </style:style>
    <style:style style:name="P20" style:family="paragraph" style:parent-style-name="Standard">
      <style:text-properties fo:font-weight="bold" officeooo:rsid="001ef737" officeooo:paragraph-rsid="001ef737" style:font-weight-asian="bold" style:font-weight-complex="bold"/>
    </style:style>
    <style:style style:name="P21" style:family="paragraph" style:parent-style-name="Standard">
      <style:text-properties fo:font-weight="bold" officeooo:rsid="00203e79" officeooo:paragraph-rsid="00203e79" style:font-weight-asian="bold" style:font-weight-complex="bold"/>
    </style:style>
    <style:style style:name="P22" style:family="paragraph" style:parent-style-name="Standard">
      <style:text-properties officeooo:rsid="00098621" officeooo:paragraph-rsid="00098621"/>
    </style:style>
    <style:style style:name="P23" style:family="paragraph" style:parent-style-name="Standard">
      <style:text-properties fo:font-weight="normal" officeooo:rsid="00098621" officeooo:paragraph-rsid="00098621" style:font-weight-asian="normal" style:font-weight-complex="normal"/>
    </style:style>
    <style:style style:name="P24" style:family="paragraph" style:parent-style-name="Standard">
      <style:text-properties fo:font-weight="normal" officeooo:rsid="000b55d9" officeooo:paragraph-rsid="000b55d9" style:font-weight-asian="normal" style:font-weight-complex="normal"/>
    </style:style>
    <style:style style:name="P25" style:family="paragraph" style:parent-style-name="Standard">
      <style:text-properties fo:font-weight="normal" officeooo:rsid="000c0c0c" officeooo:paragraph-rsid="000c0c0c" style:font-weight-asian="normal" style:font-weight-complex="normal"/>
    </style:style>
    <style:style style:name="P26" style:family="paragraph" style:parent-style-name="Standard">
      <style:text-properties fo:font-weight="normal" officeooo:rsid="000db3ee" officeooo:paragraph-rsid="000db3ee" style:font-weight-asian="normal" style:font-weight-complex="normal"/>
    </style:style>
    <style:style style:name="P27" style:family="paragraph" style:parent-style-name="Standard">
      <style:text-properties fo:font-weight="normal" officeooo:rsid="00119d3d" officeooo:paragraph-rsid="00119d3d" style:font-weight-asian="normal" style:font-weight-complex="normal"/>
    </style:style>
    <style:style style:name="P28" style:family="paragraph" style:parent-style-name="Standard">
      <style:text-properties fo:font-weight="normal" officeooo:rsid="00128391" officeooo:paragraph-rsid="00128391" style:font-weight-asian="normal" style:font-weight-complex="normal"/>
    </style:style>
    <style:style style:name="P29" style:family="paragraph" style:parent-style-name="Standard">
      <style:text-properties fo:font-weight="normal" officeooo:rsid="00138512" officeooo:paragraph-rsid="00138512" style:font-weight-asian="normal" style:font-weight-complex="normal"/>
    </style:style>
    <style:style style:name="P30" style:family="paragraph" style:parent-style-name="Standard">
      <style:text-properties fo:font-weight="normal" officeooo:rsid="000d63fd" officeooo:paragraph-rsid="000d63fd" style:font-weight-asian="normal" style:font-weight-complex="normal"/>
    </style:style>
    <style:style style:name="P31" style:family="paragraph" style:parent-style-name="Standard">
      <style:text-properties fo:font-weight="normal" officeooo:rsid="000e34f1" officeooo:paragraph-rsid="000e34f1" style:font-weight-asian="normal" style:font-weight-complex="normal"/>
    </style:style>
    <style:style style:name="P32" style:family="paragraph" style:parent-style-name="Standard">
      <style:text-properties fo:font-weight="normal" officeooo:rsid="0013cc5a" officeooo:paragraph-rsid="0013cc5a" style:font-weight-asian="normal" style:font-weight-complex="normal"/>
    </style:style>
    <style:style style:name="P33" style:family="paragraph" style:parent-style-name="Standard">
      <style:text-properties fo:font-weight="normal" officeooo:rsid="00184434" officeooo:paragraph-rsid="00184434" style:font-weight-asian="normal" style:font-weight-complex="normal"/>
    </style:style>
    <style:style style:name="P34" style:family="paragraph" style:parent-style-name="Standard">
      <style:text-properties fo:font-weight="normal" officeooo:rsid="0018de21" officeooo:paragraph-rsid="0018de21" style:font-weight-asian="normal" style:font-weight-complex="normal"/>
    </style:style>
    <style:style style:name="P35" style:family="paragraph" style:parent-style-name="Standard">
      <style:text-properties fo:font-weight="normal" officeooo:rsid="001a08e8" officeooo:paragraph-rsid="001a08e8" style:font-weight-asian="normal" style:font-weight-complex="normal"/>
    </style:style>
    <style:style style:name="P36" style:family="paragraph" style:parent-style-name="Standard">
      <style:text-properties fo:font-weight="normal" officeooo:rsid="001aa345" officeooo:paragraph-rsid="001aa345" style:font-weight-asian="normal" style:font-weight-complex="normal"/>
    </style:style>
    <style:style style:name="P37" style:family="paragraph" style:parent-style-name="Standard">
      <style:text-properties fo:font-weight="normal" officeooo:rsid="001d63bb" officeooo:paragraph-rsid="001d63bb" style:font-weight-asian="normal" style:font-weight-complex="normal"/>
    </style:style>
    <style:style style:name="P38" style:family="paragraph" style:parent-style-name="Standard">
      <style:text-properties fo:font-weight="normal" officeooo:rsid="001714e5" officeooo:paragraph-rsid="001714e5" style:font-weight-asian="normal" style:font-weight-complex="normal"/>
    </style:style>
    <style:style style:name="P39" style:family="paragraph" style:parent-style-name="Standard">
      <style:text-properties fo:font-weight="normal" officeooo:rsid="001ef737" officeooo:paragraph-rsid="001ef737" style:font-weight-asian="normal" style:font-weight-complex="normal"/>
    </style:style>
    <style:style style:name="P40" style:family="paragraph" style:parent-style-name="Standard">
      <style:text-properties fo:font-weight="normal" officeooo:rsid="00203e79" officeooo:paragraph-rsid="00203e79" style:font-weight-asian="normal" style:font-weight-complex="normal"/>
    </style:style>
    <style:style style:name="P41" style:family="paragraph" style:parent-style-name="Standard">
      <style:text-properties officeooo:paragraph-rsid="000c0c0c"/>
    </style:style>
    <style:style style:name="P42" style:family="paragraph" style:parent-style-name="Standard">
      <style:text-properties officeooo:rsid="000c0c0c" officeooo:paragraph-rsid="000c0c0c"/>
    </style:style>
    <style:style style:name="P43" style:family="paragraph" style:parent-style-name="Standard">
      <style:text-properties officeooo:paragraph-rsid="00138512"/>
    </style:style>
    <style:style style:name="P44" style:family="paragraph" style:parent-style-name="Standard">
      <style:text-properties officeooo:rsid="0013cc5a" officeooo:paragraph-rsid="0013cc5a"/>
    </style:style>
    <style:style style:name="P45" style:family="paragraph" style:parent-style-name="Standard">
      <style:text-properties officeooo:paragraph-rsid="000803ec"/>
    </style:style>
    <style:style style:name="P46" style:family="paragraph" style:parent-style-name="Standard">
      <style:text-properties officeooo:paragraph-rsid="001d63bb"/>
    </style:style>
    <style:style style:name="T1" style:family="text">
      <style:text-properties officeooo:rsid="0006e528"/>
    </style:style>
    <style:style style:name="T2" style:family="text">
      <style:text-properties officeooo:rsid="00075045"/>
    </style:style>
    <style:style style:name="T3" style:family="text">
      <style:text-properties officeooo:rsid="00077e65"/>
    </style:style>
    <style:style style:name="T4" style:family="text">
      <style:text-properties officeooo:rsid="00098621"/>
    </style:style>
    <style:style style:name="T5" style:family="text">
      <style:text-properties officeooo:rsid="000c0c0c"/>
    </style:style>
    <style:style style:name="T6" style:family="text">
      <style:text-properties fo:font-weight="normal" style:font-weight-asian="normal" style:font-weight-complex="normal"/>
    </style:style>
    <style:style style:name="T7" style:family="text">
      <style:text-properties fo:font-weight="normal" officeooo:rsid="000c0c0c" style:font-weight-asian="normal" style:font-weight-complex="normal"/>
    </style:style>
    <style:style style:name="T8" style:family="text">
      <style:text-properties fo:font-weight="normal" officeooo:rsid="000d63fd" style:font-weight-asian="normal" style:font-weight-complex="normal"/>
    </style:style>
    <style:style style:name="T9" style:family="text">
      <style:text-properties fo:font-weight="normal" officeooo:rsid="000f7b7c" style:font-weight-asian="normal" style:font-weight-complex="normal"/>
    </style:style>
    <style:style style:name="T10" style:family="text">
      <style:text-properties fo:font-weight="normal" officeooo:rsid="00138512" style:font-weight-asian="normal" style:font-weight-complex="normal"/>
    </style:style>
    <style:style style:name="T11" style:family="text">
      <style:text-properties fo:font-weight="normal" officeooo:rsid="0013cc5a" style:font-weight-asian="normal" style:font-weight-complex="normal"/>
    </style:style>
    <style:style style:name="T12" style:family="text">
      <style:text-properties fo:font-weight="normal" officeooo:rsid="0015cbf2" style:font-weight-asian="normal" style:font-weight-complex="normal"/>
    </style:style>
    <style:style style:name="T13" style:family="text">
      <style:text-properties fo:font-weight="normal" officeooo:rsid="001714e5" style:font-weight-asian="normal" style:font-weight-complex="normal"/>
    </style:style>
    <style:style style:name="T14" style:family="text">
      <style:text-properties fo:font-weight="normal" officeooo:rsid="00238b9f" style:font-weight-asian="normal" style:font-weight-complex="normal"/>
    </style:style>
    <style:style style:name="T15" style:family="text">
      <style:text-properties fo:font-weight="normal" officeooo:rsid="0026022d" style:font-weight-asian="normal" style:font-weight-complex="normal"/>
    </style:style>
    <style:style style:name="T16" style:family="text">
      <style:text-properties fo:font-weight="normal" officeooo:rsid="001d63bb" style:font-weight-asian="normal" style:font-weight-complex="normal"/>
    </style:style>
    <style:style style:name="T17" style:family="text">
      <style:text-properties fo:font-weight="normal" officeooo:rsid="0026bfbb" style:font-weight-asian="normal" style:font-weight-complex="normal"/>
    </style:style>
    <style:style style:name="T18" style:family="text">
      <style:text-properties officeooo:rsid="00138512"/>
    </style:style>
    <style:style style:name="T19" style:family="text">
      <style:text-properties officeooo:rsid="00234dcc"/>
    </style:style>
    <style:style style:name="T20" style:family="text">
      <style:text-properties officeooo:rsid="002602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4">Section </text:span>1: Introduction</text:p>
      <text:p text:style-name="P8"><text:span text:style-name="T2">1</text:span>.<text:span text:style-name="T2">1</text:span> What is critical thinking? Apa itu berpikir kritis?</text:p>
      <text:p text:style-name="P2">Adalah analisis fakta untuk membentuk sebuah penilaian yang dilakukan dengan mengikuti proses-proses nya. Ada satu hal yang harus sangat diperhatikan oleh orang yang suka berpikir kritis, yaitu “bias”. <text:span text:style-name="T1">Ketika mereka melakukan proses penalaran, Anda harus menjaga bias nya serendah mungkin. </text:span></text:p>
      <text:p text:style-name="P2"/>
      <text:p text:style-name="P9">1.2 Why is critical thinking important? Mengapa berpikir kritis itu penting?</text:p>
      <text:p text:style-name="P3">Menurut banyak studi, di top 10 ketreampilan yang paling dicari tahun 2020, berpikir kritis muncul <text:span text:style-name="T19">pada</text:span> urutan kedua setelah Complex Problem Solving. <text:span text:style-name="T3">Dengan menjadi pemikir kritis, Anda akan sanggup untuk: </text:span></text:p>
      <text:p text:style-name="P4">1. memahami hubungan logis antar ide</text:p>
      <text:p text:style-name="P4">2. mengidentifikasi, membangun dan mengevaluasi argumen, argumen mana yang masuk akal, dan mana yang tidak.</text:p>
      <text:p text:style-name="P4">3. mendeteksi ketidakkonsistenan dalam penalaran</text:p>
      <text:p text:style-name="P4">4. memecahkan masalah secara sistematis</text:p>
      <text:p text:style-name="P4">5. mengidentifikasi relevansi dan pentingnya ide</text:p>
      <text:p text:style-name="P4"/>
      <text:p text:style-name="P5">1.3 It’s not negativity!</text:p>
      <text:p text:style-name="P45">banyak orang mengacaukan <text:span text:style-name="T19">berp</text:span>ikir kritis dan <text:span text:style-name="T19">berpikir </text:span>negatif, dan itu kesalahan besar! </text:p>
      <text:p text:style-name="P22">Bukan menuduh negatif, tapi berpikir kritis!</text:p>
      <text:p text:style-name="P22">- Secara aktif mencari semua sisi argumen</text:p>
      <text:p text:style-name="P22">- menguji kebenaran klaim yang dibuat</text:p>
      <text:p text:style-name="P22">- menguji kebenaran bukti yang digunakan untuk mendukung klaim</text:p>
      <text:p text:style-name="P22"/>
      <text:p text:style-name="P6">Section 2: Mindset &amp; Bias</text:p>
      <text:p text:style-name="P7">2.1 The Mindset</text:p>
      <text:p text:style-name="P23">5 keterampilan berpikir penting</text:p>
      <text:p text:style-name="P23">1. Penasaran dan pencari kebenaran</text:p>
      <text:p text:style-name="P24">Albert Einstein pernah mengatakan, aku bukanlah orang yang pintar dan berbakat, tapi aku hanyalah orang yang dipenuhi oleh rasa penasaran, masuk akal bukan? Bahwa rasa penasaran akan menuntun ke pertanyaan dan pertanyaan menuntun ke research (penelitian) dan penelitian menuntun ke jawaban. Jadi semuanya bermula dari pertanyaan. </text:p>
      <text:p text:style-name="P24">2. <text:span text:style-name="T5">O</text:span>bjective in their evaluation <text:span text:style-name="T5">(objektif dalam evaluasi)</text:span></text:p>
      <text:p text:style-name="P25">ingat bahwa objektivitas yang absolut itu tidak nyata tetapi pemikir kritis akan mencoba untuk memisahkan dirinya dari apapun yang dapat mengantri penalarannya.</text:p>
      <text:p text:style-name="P25">3. can connect ideas (dapat menghubungkan ide)</text:p>
      <text:p text:style-name="P41"><text:span text:style-name="T7">mungkin kita pernah datang ke sebuah forum diskusi dan berkata apaan sih yang sedang dia bahas itu. Anda gagal menyambungkan koneksi ini. They just didn’t connect well. Seorang pemikir kritis harus tahu bagaimana cara menyambukan ide-ide ini dan </text:span><text:span text:style-name="T8">merumuskan</text:span><text:span text:style-name="T7"> menjadi sebuah argumen yang kuat. </text:span></text:p>
      <text:p text:style-name="P42"><text:span text:style-name="T6">4. Open minded and willing to be challenged </text:span><text:span text:style-name="T8">(berpikir terbuka dan mau ditantang)</text:span></text:p>
      <text:p text:style-name="P30">seorang pemikir kritis harus berpikiran terbuka dan tidak takut tantangan! Bukan hanya bertahan dengan argumen nya untuk membuktikan bahwa dia yang benar.</text:p>
      <text:p text:style-name="P30">5. Use evidence to formulate decisions (menggunakan bukti untuk merumuskan keputusan)</text:p>
      <text:p text:style-name="P30">seorang pemikir kritis mendasarkan setiap keputusan yang dia buat pada bukti. Dia menganalisis argumen dengan cermat untuk membuat kesimpulan yang objektif.</text:p>
      <text:p text:style-name="P30"/>
      <text:p text:style-name="P7">2.2 Cognitive Bias <text:span text:style-name="T6">(Bias Kognitif)</text:span></text:p>
      <text:p text:style-name="P26"><text:soft-page-break/>Sesuatu yang harus kita pelajari cara menghadapinya jika kita ingin menjadi pemikir kritis. Menurut wikipedia bias kognitif merupakan; Bias kognitif adalah pola penyimpangan sistematis dari norma atau rasionalitas dalam penilaian. Individu menciptakan "realitas subyektif" mereka sendiri dari persepsi mereka terhadap masukan. Konstruksi realitas individu, bukan input objektif, dapat mendikte perilaku mereka di dunia.</text:p>
      <text:p text:style-name="P7"/>
      <text:p text:style-name="P10">Contoh pembahasan : the flat earth believer</text:p>
      <text:p text:style-name="P10"/>
      <text:p text:style-name="P10">2.3 Cognitive Bias Types</text:p>
      <text:p text:style-name="P10"><text:span text:style-name="T14">P</text:span><text:span text:style-name="T9">riming bias (</text:span><text:span text:style-name="T6">bias utama</text:span><text:span text:style-name="T9">)</text:span><text:span text:style-name="T6"> = dipengaruhi oleh apa yang dikatakan orang lain</text:span></text:p>
      <text:p text:style-name="P31">Ingatlah bahwa sebagai pemikir kritis, Anda harus menganalisis segala sesuatu, terlepas dari pernyataan siapa itu bahkan jika orang tersebut adalah ahli subjek dunia.</text:p>
      <text:p text:style-name="P11"><text:span text:style-name="T9">Confirmation bias (</text:span><text:span text:style-name="T6">bias konfirmasi</text:span><text:span text:style-name="T9">)</text:span><text:span text:style-name="T6"> = kecenderungan untuk menafsirkan dengan cara yang menegaskan keyakinan seseorang. dan saat itulah orang menemukan sesuatu yang mendukung apa yang dia yakini benar atau salah.</text:span></text:p>
      <text:p text:style-name="P10"><text:span text:style-name="T9">Affinity bias (</text:span><text:span text:style-name="T6">bias afinitas</text:span><text:span text:style-name="T9">)</text:span><text:span text:style-name="T6"> = kecenderungan untuk bias terhadap orang-orang seperti kita.</text:span></text:p>
      <text:p text:style-name="P31">ini tentang fakta obejctive.</text:p>
      <text:p text:style-name="P10"><text:span text:style-name="T9">Self-serving bias (</text:span><text:span text:style-name="T6">bias melayani diri sendiri</text:span><text:span text:style-name="T9">) </text:span><text:span text:style-name="T6">= kecenderungan untuk mengevaluasi informasi dengan cara yang bermanfaat bagi diri kita sendiri. Bertanggung jawab untuk sukses bukan untuk kegagalan.</text:span></text:p>
      <text:p text:style-name="P10"><text:span text:style-name="T9">Belief bias (</text:span><text:span text:style-name="T6">bias kepercayaan</text:span><text:span text:style-name="T9">)</text:span><text:span text:style-name="T6"> = mengevaluasi berdasarkan keyakinan daripada fakta yang kuat.</text:span></text:p>
      <text:p text:style-name="P31"/>
      <text:p text:style-name="P12">2.4 Reducing Bias in Yourself</text:p>
      <text:p text:style-name="P27">hal pertama yang harus selalu Anda lakukan adalah menekan tombol jeda untuk momen Anda dan mengajukan pertanyaan apakah saya terpengaruh oleh sesuatu? apakah alasan saya menyimpang? </text:p>
      <text:p text:style-name="P27"/>
      <text:p text:style-name="P13">Section 3: The Process</text:p>
      <text:p text:style-name="P13">3.1 Critical Thinking Process</text:p>
      <text:p text:style-name="P28">5 proses berpikir kritis</text:p>
      <text:p text:style-name="P28">1. Identify <text:span text:style-name="T18">(mengenali), masalah sering kali muncul. Disini penting sekali Anda dapat mengenali masalah dari faktor-faktor apapun, kadang juga masalah datang dari orang atau grup-grup.</text:span></text:p>
      <text:p text:style-name="P29">2. Analyze (menganalisa)</text:p>
      <text:p text:style-name="P29">- situasi</text:p>
      <text:p text:style-name="P29">- sebab &amp; akibat</text:p>
      <text:p text:style-name="P43"><text:span text:style-name="T10">3. Reflect (mencerminkan, membayangkan), </text:span><text:span text:style-name="T11">berarti mengambil gambaran yang lebih besar dan memahami semua konsekuensinya. Ini tidak berarti bahwa Anda hanya akan menuliskan rencana masa depan Anda atau apa yang telah Anda lakukan di masa lalu. Itu berarti benar-benar mencoba memahami mengapa Anda melakukan apa yang Anda lakukan, dan mengapa itu penting</text:span></text:p>
      <text:p text:style-name="P32">4. Evaluate (evaluasi) memeriksa arguments</text:p>
      <text:p text:style-name="P44"><text:span text:style-name="T6">5. </text:span><text:span text:style-name="T12">Reason (alasan) Anda bisa mengetahui alasan untuk menyimpulkan keputusan atau penilaian akhi</text:span><text:span text:style-name="T13">r.</text:span></text:p>
      <text:p text:style-name="P38">Itu semua adalah proses berpikir kritis, sekarang Anda dapat memberikan argumen yang lebih baik.</text:p>
      <text:p text:style-name="P38"/>
      <text:p text:style-name="P14">3.2 Understanding Randomness</text:p>
      <text:p text:style-name="P33">what are the main factors of randomness that we should be aware of as a critical thinkers</text:p>
      <text:p text:style-name="P33">N number of random events, our action as subject that manipulate our end result, including our mood and </text:p>
      <text:p text:style-name="P33">state of mind</text:p>
      <text:p text:style-name="P33">change between initial and end states does not mean a change in the end result</text:p>
      <text:p text:style-name="P33"/>
      <text:p text:style-name="P33">apa faktor utama keacakan yang harus kita waspadai sebagai pemikir kritis</text:p>
      <text:p text:style-name="P33"><text:soft-page-break/>N jumlah kejadian acak, tindakan kita sebagai subjek yang memanipulasi hasil akhir kita, termasuk suasana hati kita dan</text:p>
      <text:p text:style-name="P33">keadaan pikiran</text:p>
      <text:p text:style-name="P33">perubahan antara kondisi awal dan akhir tidak berarti perubahan pada hasil akhir</text:p>
      <text:p text:style-name="P33"/>
      <text:p text:style-name="P15">3.3 Question Everything</text:p>
      <text:p text:style-name="P34">Apakah Anda tipe orang yang mempertanyakan sesuatu? atau Anda cenderung menerimanya sebagaimana adanya.</text:p>
      <text:p text:style-name="P34">albert einstein mengatakan yang penting jangan berhenti mempertanyakan, rasa ingin tahu punya alasan tersendiri untuk eksis.</text:p>
      <text:p text:style-name="P34">mempertanyakan adalah inti dari pemikiran kritis yang dibangun. ketika Anda bertanya, Anda melakukan dua hal penting:</text:p>
      <text:p text:style-name="P34">pertama, Anda memicu proses berpikir dan bernalar dalam diri Anda dan orang lain. Ingatlah bahwa banyak orang memukul pemicu ini untuk meledak. sebuah pertanyaan sederhana dapat membuat Anda terlibat dalam percakapan yang saling terkait.</text:p>
      <text:p text:style-name="P34">kedua, mempertanyakan membunuh asumsi, dan itulah keindahannya di sini, karena ketika Anda bertanya, Anda harus mengharapkan jawaban dan jawaban menyelamatkan Anda dari membuat asumsi yang salah. Jadi jangan ada penghalang yang bisa menghentikan Anda untuk mencari jawaban karena jika Anda melakukannya, Anda tidak lagi melakukan pemikiran kritis.</text:p>
      <text:p text:style-name="P34"/>
      <text:p text:style-name="P16">3.4 When it’s out of your control</text:p>
      <text:p text:style-name="P35">a critical thinkers must realize that not everything can be controlled and that by understanding the effect of randomness that we discussed earlier. dwelling on uncontrollable situation is a pure time mood and health killer. </text:p>
      <text:p text:style-name="P35">the 3 spheres of control:</text:p>
      <text:p text:style-name="P35">1. what you can control, now you can argue that nothing cant be under our control </text:p>
      <text:p text:style-name="P35">2. what you can influence, not tottally control by us but we can certainly have a degree of influence on their outcome</text:p>
      <text:p text:style-name="P35">3. out of our control, no matter what we do, they are something that would not change, they are completely out of our control zone. our objective is stay focus on what can be controlled and that would eventually lead to accept this factory outcome. yes! we should account risk that could accure from uncontrolable events. but when in our thinking process we should separate controlable things from the uncontrolable in a way that our thinking efforts are pointing at what we can control or at least influence.</text:p>
      <text:p text:style-name="P35">Seorang pemikir kritis harus menyadari bahwa tidak semuanya dapat dikendalikan dan dengan memahami efek keacakan yang telah kita bahas sebelumnya. memikirkan situasi tak terkendali adalah suasana hati waktu murni dan pembunuh kesehatan.</text:p>
      <text:p text:style-name="P35">3 bidang kontrol:</text:p>
      <text:p text:style-name="P35">1. apa yang dapat Anda kendalikan, sekarang Anda dapat membantah bahwa tidak ada yang tidak dapat kami kendalikan</text:p>
      <text:p text:style-name="P35">2. apa yang dapat Anda pengaruhi, tidak sepenuhnya dikendalikan oleh kami, tetapi kami pasti dapat memiliki pengaruh tertentu pada hasil mereka</text:p>
      <text:p text:style-name="P35">3. Di luar kendali kita, apa pun yang kita lakukan, mereka adalah sesuatu yang tidak akan berubah, mereka sepenuhnya berada di luar zona kendali kita. tujuan kami adalah tetap fokus pada apa yang dapat dikendalikan dan yang pada akhirnya akan mengarah pada penerimaan hasil pabrik ini. Iya! kita harus memperhitungkan risiko yang dapat timbul dari peristiwa yang tidak dapat dikendalikan. tetapi ketika dalam proses berpikir kita, kita harus memisahkan hal-hal yang dapat dikendalikan dari yang tidak dapat dikendalikan sedemikian rupa sehingga upaya berpikir kita mengarah pada apa yang dapat kita kendalikan atau setidaknya pengaruhi.</text:p>
      <text:p text:style-name="P17"><text:soft-page-break/>3.5 Alternatives &amp; Opportunity Cost</text:p>
      <text:p text:style-name="P36">how to evaluate alternatives?</text:p>
      <text:p text:style-name="P36">whenever we want to make a decision we always have alternatives could decide upon right? so which path should we take? and a lot decision is the most beneficial to us. well the first thing always to do is to list all of the option that you have. probably the most realistic options, and not every single option possible. then start a comparasion, could be quantitative or qualitative to identify the most suitable ones by eliminating those that not really consider beneficial. so now we are left with fewer option to make a decision and its time to go for another around of evaluation to pick the best option with the final decision. so now you have made your decision lets talk about the opportunity cost.</text:p>
      <text:p text:style-name="P36">bagaimana mengevaluasi alternatif?</text:p>
      <text:p text:style-name="P36">Kapanpun kita ingin mengambil keputusan kita selalu punya alternatif yang bisa kita putuskan kan? jadi jalan mana yang harus kita ambil? dan banyak keputusan adalah yang paling bermanfaat bagi kami. baik hal pertama yang selalu harus dilakukan adalah membuat daftar semua opsi yang Anda miliki. mungkin opsi yang paling realistis, dan tidak setiap opsi memungkinkan. kemudian memulai perbandingan, bisa kuantitatif atau kualitatif untuk mengidentifikasi yang paling cocok dengan menghilangkan yang tidak benar-benar dianggap menguntungkan. jadi sekarang kita memiliki lebih sedikit pilihan untuk membuat keputusan dan waktunya untuk melakukan evaluasi lainnya untuk memilih pilihan terbaik dengan keputusan akhir. jadi sekarang Anda telah membuat keputusan, mari kita bicara tentang biaya peluang.</text:p>
      <text:p text:style-name="P36"/>
      <text:p text:style-name="P37">Opportunity cost look at 13.png</text:p>
      <text:p text:style-name="P37"/>
      <text:p text:style-name="P18">section 4: Arguments</text:p>
      <text:p text:style-name="P18">4.1 what is an argument?</text:p>
      <text:p text:style-name="P37">arguments are key in critical thinking as many things revolve around them. it all depends on whether you arguments are strong or not. let us start with what argument are not strong. we often use the word arguing to describe the situation when a husband and a wife are having a verbal fight, needless to say, this is not an argument. also argument are not defind by verbal abuse. so what is an argument? </text:p>
      <text:p text:style-name="P37">heres the question, do you think computers will take over the world in the next 50 years? we have two possible threads its either yes, because or no, because. </text:p>
      <text:p text:style-name="P37">so what do you think of ? </text:p>
      <text:p text:style-name="P37">yes, because they can compute real fast.</text:p>
      <text:p text:style-name="P37">no, because they are just a piece of metal. </text:p>
      <text:p text:style-name="P37">those are not really argument right? because those are facts that we are know and dont really formulate the reasoning. instead, heres what argument could look like, </text:p>
      <text:p text:style-name="P37">- yes, because looking at the pace of the machine learning capabilities is progressing and looking at the curve, i see a big possibilty of that happening. </text:p>
      <text:p text:style-name="P37">- look at driverless cars. we could give away our steering wheels in a decade. imagine how that would look like 50 years from now.</text:p>
      <text:p text:style-name="P37">or </text:p>
      <text:p text:style-name="P37">- no, i dont see a sign of machines being to totally imitate the humans thinking. yes machine learning and AI have taken to complete new level, but i dont see that happening at a large scale. it will remain just bits and pieces. </text:p>
      <text:p text:style-name="P37">- you are right about driverless cars, but that just doesnt say anything about taking over the world. it's just about computing power</text:p>
      <text:p text:style-name="P37"/>
      <text:p text:style-name="P37">argumen adalah kunci dalam berpikir kritis karena banyak hal berputar di sekitarnya. itu semua tergantung pada apakah argumen Anda kuat atau tidak. mari kita mulai dengan argumen apa yang tidak kuat. Kita sering menggunakan kata berdebat untuk menggambarkan situasi ketika suami dan istri <text:soft-page-break/>bertengkar secara verbal, tidak perlu dikatakan, ini bukan argumen. juga argumen tidak dapat dihilangkan dengan pelecehan verbal. jadi apa argumennya?</text:p>
      <text:p text:style-name="P46"><text:span text:style-name="T15">Jika ada pertanyaan</text:span><text:span text:style-name="T16">, menurut Anda apakah komputer akan mengambil alih dunia dalam 50 tahun mendatang? <text:s/>ya, karena </text:span><text:span text:style-name="T15">apa </text:span><text:span text:style-name="T16">atau tidak, karena </text:span><text:span text:style-name="T15">apa</text:span></text:p>
      <text:p text:style-name="P37"><text:span text:style-name="T20">J</text:span>adi apa yang kamu pikirkan</text:p>
      <text:p text:style-name="P37">ya, karena mereka dapat menghitung dengan sangat cepat.</text:p>
      <text:p text:style-name="P37">tidak, karena itu hanya sepotong logam.</text:p>
      <text:p text:style-name="P46"><text:span text:style-name="T16">itu </text:span><text:span text:style-name="T17">bukan argumen yang sebenarnya kan</text:span><text:span text:style-name="T16">? karena itu adalah fakta yang kita ketahui dan tidak benar-benar merumuskan alasannya. sebaliknya, inilah argumen seperti apa,</text:span></text:p>
      <text:p text:style-name="P37">- ya, karena melihat kecepatan kemajuan kemampuan pembelajaran mesin dan melihat kurva, saya melihat kemungkinan besar hal itu terjadi.</text:p>
      <text:p text:style-name="P37">- lihat mobil tanpa pengemudi. kami bisa memberikan roda kemudi kami dalam satu dekade. bayangkan bagaimana 50 tahun dari sekarang.</text:p>
      <text:p text:style-name="P37">atau</text:p>
      <text:p text:style-name="P37">- tidak, saya tidak melihat tanda-tanda mesin benar-benar meniru pemikiran manusia. ya, pembelajaran mesin dan AI telah mencapai level baru, tetapi saya tidak melihat itu terjadi dalam skala besar. itu akan tetap menjadi potongan-potongan.</text:p>
      <text:p text:style-name="P37">- Anda benar tentang mobil tanpa pengemudi, tapi itu tidak mengatakan apa-apa tentang mengambil alih dunia. ini hanya tentang daya komputasi</text:p>
      <text:p text:style-name="P37"/>
      <text:p text:style-name="P19">3.6 Standard form arguments</text:p>
      <text:p text:style-name="P39">simple arguments:</text:p>
      <text:p text:style-name="P39">1. all mathematicians are smart</text:p>
      <text:p text:style-name="P39">2. john is a mathematician</text:p>
      <text:p text:style-name="P39"/>
      <text:p text:style-name="P39">therefore, john is smart</text:p>
      <text:p text:style-name="P39"/>
      <text:p text:style-name="P39">ada premises, dan ada kesimpulan</text:p>
      <text:p text:style-name="P39"/>
      <text:p text:style-name="P20">3.7 Purpose of argument</text:p>
      <text:p text:style-name="P39">1. persuade (membujuk)</text:p>
      <text:p text:style-name="P39">2. justify (membenarkan)</text:p>
      <text:p text:style-name="P39">3. explain (menjelaskan)</text:p>
      <text:p text:style-name="P39"/>
      <text:p text:style-name="P21">3.8 Arguments analysis</text:p>
      <text:p text:style-name="P40">step to analyzing arguments</text:p>
      <text:p text:style-name="P40">1. read carefully (baca dengan seksama)</text:p>
      <text:p text:style-name="P40">2. identify, claims &amp; assumptions (mengidentifikasi, klaim &amp; asumsi)</text:p>
      <text:p text:style-name="P40">3. evaluate claims quality (mengevaluasi kualitas klaim)</text:p>
      <text:p text:style-name="P40">4. additional evidence? (bukti tambah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6T12:53:35.302396695</meta:creation-date>
    <dc:date>2020-11-20T15:53:10.473325241</dc:date>
    <meta:editing-duration>PT2H12M38S</meta:editing-duration>
    <meta:editing-cycles>15</meta:editing-cycles>
    <meta:generator>LibreOffice/7.0.4.2$Linux_X86_64 LibreOffice_project/00$Build-2</meta:generator>
    <meta:document-statistic meta:table-count="0" meta:image-count="0" meta:object-count="0" meta:page-count="5" meta:paragraph-count="125" meta:word-count="2128" meta:character-count="14041" meta:non-whitespace-character-count="12020"/>
  </office:meta>
</office:document-meta>
</file>